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6.0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Project Name</text:p>
          </table:table-cell>
          <table:table-cell table:style-name="Default" office:value-type="string" calcext:value-type="string">
            <text:p>Bright</text:p>
          </table:table-cell>
          <table:table-cell/>
          <table:table-cell table:style-name="ce4"/>
        </table:table-row>
        <table:table-row table:style-name="ro1">
          <table:table-cell table:style-name="Default" office:value-type="string" calcext:value-type="string">
            <text:p>Apsis Tech Employee</text:p>
          </table:table-cell>
          <table:table-cell table:style-name="Default" office:value-type="string" calcext:value-type="string">
            <text:p>Eric Haenge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ient Name</text:p>
          </table:table-cell>
          <table:table-cell table:style-name="Default" office:value-type="string" calcext:value-type="string">
            <text:p>Cutaway Creation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st edited</text:p>
          </table:table-cell>
          <table:table-cell table:style-name="ce2" office:value-type="date" office:date-value="2018-03-25" calcext:value-type="date">
            <text:p>Sun, Mar 25, 2018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 worked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1">
          <table:table-cell office:value-type="date" office:date-value="2018-03-19" calcext:value-type="date">
            <text:p>Mon, Mar 19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3-20" calcext:value-type="date">
            <text:p>Tue, Mar 20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3-21" calcext:value-type="date">
            <text:p>Wed, Mar 21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3-22" calcext:value-type="date">
            <text:p>Thu, Mar 22, 2018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SU/Wire gauge determination</text:p>
          </table:table-cell>
          <table:table-cell/>
        </table:table-row>
        <table:table-row table:style-name="ro1">
          <table:table-cell office:value-type="date" office:date-value="2018-03-23" calcext:value-type="date">
            <text:p>Fri, Mar 23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3-24" calcext:value-type="date">
            <text:p>Sat, Mar 24, 2018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Arduino memory discussion, rotary switch determination</text:p>
          </table:table-cell>
          <table:table-cell/>
        </table:table-row>
        <table:table-row table:style-name="ro1">
          <table:table-cell office:value-type="date" office:date-value="2018-03-25" calcext:value-type="date">
            <text:p>Sun, Mar 25, 2018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rduino/Raspberry Pi testing at Apsis, Raspberry Pi testing at Cutaway Creations</text:p>
          </table:table-cell>
          <table:table-cell/>
        </table:table-row>
        <table:table-row table:style-name="ro1">
          <table:table-cell office:value-type="date" office:date-value="2018-03-26" calcext:value-type="date">
            <text:p>Mon, Mar 26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3-27" calcext:value-type="date">
            <text:p>Tue, Mar 27, 2018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Testing/Integration at Cutaway Creations</text:p>
          </table:table-cell>
          <table:table-cell/>
        </table:table-row>
        <table:table-row table:style-name="ro1">
          <table:table-cell office:value-type="date" office:date-value="2018-03-28" calcext:value-type="date">
            <text:p>Wed, Mar 28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3-29" calcext:value-type="date">
            <text:p>Thu, Mar 29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3-30" calcext:value-type="date">
            <text:p>Fri, Mar 30, 2018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oftware development and testing at Cutaway Creations</text:p>
          </table:table-cell>
          <table:table-cell/>
        </table:table-row>
        <table:table-row table:style-name="ro1">
          <table:table-cell office:value-type="date" office:date-value="2018-03-31" calcext:value-type="date">
            <text:p>Sat, Mar 31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01" calcext:value-type="date">
            <text:p>Sun, Apr 1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02" calcext:value-type="date">
            <text:p>Mon, Apr 2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03" calcext:value-type="date">
            <text:p>Tue, Apr 3, 2018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imation modification, bug fixing at Cutaway Creations</text:p>
          </table:table-cell>
          <table:table-cell/>
        </table:table-row>
        <table:table-row table:style-name="ro1">
          <table:table-cell office:value-type="date" office:date-value="2018-04-04" calcext:value-type="date">
            <text:p>Wed, Apr 4, 201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Fixed Raspberry Pi digital I/O pulldown issue w/ hardware dongle at Cutaway Creations</text:p>
          </table:table-cell>
          <table:table-cell/>
        </table:table-row>
        <table:table-row table:style-name="ro1">
          <table:table-cell office:value-type="date" office:date-value="2018-04-05" calcext:value-type="date">
            <text:p>Thu, Apr 5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06" calcext:value-type="date">
            <text:p>Fri, Apr 6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07" calcext:value-type="date">
            <text:p>Sat, Apr 7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08" calcext:value-type="date">
            <text:p>Sun, Apr 8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09" calcext:value-type="date">
            <text:p>Mon, Apr 9, 2018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ested higher amperage PSU and debugged flickering issue at Cutaway Creations</text:p>
          </table:table-cell>
          <table:table-cell/>
        </table:table-row>
        <table:table-row table:style-name="ro1">
          <table:table-cell office:value-type="date" office:date-value="2018-04-10" calcext:value-type="date">
            <text:p>Tue, Apr 10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11" calcext:value-type="date">
            <text:p>Wed, Apr 11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12" calcext:value-type="date">
            <text:p>Thu, Apr 12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13" calcext:value-type="date">
            <text:p>Fri, Apr 13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14" calcext:value-type="date">
            <text:p>Sat, Apr 14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15" calcext:value-type="date">
            <text:p>Sun, Apr 15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16" calcext:value-type="date">
            <text:p>Mon, Apr 16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17" calcext:value-type="date">
            <text:p>Tue, Apr 17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18" calcext:value-type="date">
            <text:p>Wed, Apr 18, 20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8-04-19" calcext:value-type="date">
            <text:p>Thu, Apr 19, 2018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placed/reinstalled SD card and software, modified animation, looked into SD card/reliability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otal hours worked</text:p>
          </table:table-cell>
          <table:table-cell table:formula="of:=SUM([.B7:.B38])" office:value-type="float" office:value="15.25" calcext:value-type="float">
            <text:p>15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urly rate</text:p>
          </table:table-cell>
          <table:table-cell office:value-type="float" office:value="75" calcext:value-type="float">
            <text:p>75.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cost</text:p>
          </table:table-cell>
          <table:table-cell table:formula="of:=[.B40]*[.B41]" office:value-type="float" office:value="1143.75" calcext:value-type="float">
            <text:p>1143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/>
      <number:text>, </number:text>
      <number:month number:textual="true"/>
      <number:text> </number:text>
      <number:day/>
      <number:text>, </number:text>
      <number:year number:style="long"/>
    </number:date-style>
    <number:number-style style:name="N122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9:31:59.642269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01:38:56.574400236</meta:creation-date>
    <dc:date>2018-04-19T19:34:53.856636099</dc:date>
    <meta:editing-duration>PT1H27M35S</meta:editing-duration>
    <meta:editing-cycles>17</meta:editing-cycles>
    <meta:generator>LibreOffice/4.2.8.2$Linux_X86_64 LibreOffice_project/420m0$Build-2</meta:generator>
    <meta:document-statistic meta:table-count="1" meta:cell-count="90" meta:object-count="0"/>
  </office:meta>
</office:document-meta>
</file>